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right">
          <mtext>Dies ist eine Vorlage</mtext>
        </mtd>
      </mtr>
      <mtr>
        <mtd>
          <mtext>angepasst werden:</mtext>
        </mtd>
      </mtr>
      <mtr>
        <mtd>
          <mtext>Font Size 12pt 100% 60% 100% 100% 60%</mtext>
        </mtd>
      </mtr>
      <mtr>
        <mtd>
          <mtext>Fonts:</mtext>
        </mtd>
      </mtr>
      <mtr>
        <mtd>
          <mtext>Liberation Serif, italic </mtext>
        </mtd>
      </mtr>
      <mtr>
        <mtd>
          <mtext>Liberation Serif</mtext>
        </mtd>
      </mtr>
      <mtr>
        <mtd>
          <mtext>Liberation Serif</mtext>
        </mtd>
      </mtr>
      <mtr>
        <mtd>
          <mtext>Liberation Serif</mtext>
        </mtd>
      </mtr>
      <mtr>
        <mtd>
          <mrow/>
        </mtd>
      </mtr>
      <mtr>
        <mtd>
          <mtext>Liberation Serif</mtext>
        </mtd>
      </mtr>
      <mtr>
        <mtd>
          <mtext>Liberation Sans</mtext>
        </mtd>
      </mtr>
      <mtr>
        <mtd>
          <mtext>Liberation Mono</mtext>
        </mtd>
      </mtr>
      <mtr>
        <mtd>
          <mrow/>
        </mtd>
      </mtr>
      <mtr>
        <mtd>
          <mtext>Spacing wird nicht geändert</mtext>
        </mtd>
      </mtr>
    </mtable>
    <annotation encoding="StarMath 5.0">alignr "Dies ist eine Vorlage" newline
alignc "angepasst werden:" newline
"Font Size 12pt 100% 60% 100% 100% 60%" newline
alignc "Fonts:" newline
"Liberation Serif, italic "newline
"Liberation Serif"newline
"Liberation Serif"newline
"Liberation Serif"newline newline
"Liberation Serif"newline
"Liberation Sans"newline
"Liberation Mono"newline newline
"Spacing wird nicht geänder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1:20:30.315000000</meta:creation-date>
    <meta:generator>LibreOffice/4.2.4.2$Windows_x86 LibreOffice_project/63150712c6d317d27ce2db16eb94c2f3d7b699f8</meta:generator>
  </office:meta>
</office:document-meta>
</file>